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gesta" svg:font-family="gesta, clean, sans-serif"/>
    <style:font-face style:name="proxima-nova" svg:font-family="proxima-nova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6132in"/>
    </style:style>
    <style:style style:name="Table1.B" style:family="table-column">
      <style:table-column-properties style:column-width="1.5319in"/>
    </style:style>
    <style:style style:name="Table1.C" style:family="table-column">
      <style:table-column-properties style:column-width="0.4479in"/>
    </style:style>
    <style:style style:name="Table1.D" style:family="table-column">
      <style:table-column-properties style:column-width="4.3319in"/>
    </style:style>
    <style:style style:name="Table1.1" style:family="table-row">
      <style:table-row-properties fo:background-color="#fafbfd">
        <style:background-image/>
      </style:table-row-properties>
    </style:style>
    <style:style style:name="Table1.A1" style:family="table-cell">
      <style:table-cell-properties style:vertical-align="middle" fo:padding="0in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in" fo:border="0.05pt solid #000000"/>
    </style:style>
    <style:style style:name="Table1.A2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P1" style:family="paragraph" style:parent-style-name="Heading_20_3">
      <style:text-properties fo:color="#212e39" loext:opacity="100%" style:font-name="gesta" fo:font-weight="bold"/>
    </style:style>
    <style:style style:name="P2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697d90" loext:opacity="100%" style:font-name="Ubuntu"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margin-left="0in" fo:margin-right="0in" fo:margin-top="0in" fo:margin-bottom="0in" style:contextual-spacing="false" fo:line-height="170%" fo:text-align="start" style:justify-single-word="false" fo:text-indent="0in" style:auto-text-indent="false" fo:padding="0in" fo:border="none"/>
      <style:text-properties fo:color="#697d90" loext:opacity="100%" style:font-name="Ubuntu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Heading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text-transform="uppercase" fo:color="#ffffff" loext:opacity="100%" fo:font-size="11pt" fo:letter-spacing="0.0102in" fo:font-weight="bold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70%" fo:orphans="2" fo:widows="2" fo:text-indent="0in" style:auto-text-indent="false" fo:padding="0in" fo:border="none"/>
      <style:text-properties fo:font-variant="normal" fo:text-transform="none" fo:color="#565758" loext:opacity="100%" style:font-name="proxima-nova" fo:font-size="12pt" fo:letter-spacing="normal" fo:font-style="normal" fo:font-weight="normal"/>
    </style:style>
    <style:style style:name="T1" style:family="text">
      <style:text-properties fo:color="#697d90" loext:opacity="100%"/>
    </style:style>
    <style:style style:name="T2" style:family="text">
      <style:text-properties officeooo:rsid="0008bc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AHRS Message</text:h>
      <text:p text:style-name="P5">For multibyte fields, the most significant byte should be sent first (Big Endian).<text:line-break/>The AHRS message should be sent at 5Hz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2">1</text:p>
            </table:table-cell>
            <table:table-cell table:style-name="Table1.A1" office:value-type="string">
              <text:p text:style-name="P2">ForeFlight Message ID</text:p>
            </table:table-cell>
            <table:table-cell table:style-name="Table1.A1" office:value-type="string">
              <text:p text:style-name="P2">1</text:p>
            </table:table-cell>
            <table:table-cell table:style-name="Table1.D1" office:value-type="string">
              <text:p text:style-name="P2">0x65</text:p>
            </table:table-cell>
          </table:table-row>
        </table:table-header-rows>
        <table:table-row table:style-name="TableLine94458204144288"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3">AHRS Sub-Message <text:span text:style-name="T2">I</text:span>D</text:p>
          </table:table-cell>
          <table:table-cell table:style-name="Table1.A2" office:value-type="string">
            <text:p text:style-name="P2">1</text:p>
          </table:table-cell>
          <table:table-cell table:style-name="Table1.D2" office:value-type="string">
            <text:p text:style-name="P3">0x01</text:p>
          </table:table-cell>
        </table:table-row>
        <table:table-row table:style-name="Table1.1">
          <table:table-cell table:style-name="Table1.A2" office:value-type="string">
            <text:p text:style-name="P2">3-4</text:p>
          </table:table-cell>
          <table:table-cell table:style-name="Table1.A2" office:value-type="string">
            <text:p text:style-name="P2">Roll</text:p>
          </table:table-cell>
          <table:table-cell table:style-name="Table1.A2" office:value-type="string">
            <text:p text:style-name="P2">2</text:p>
          </table:table-cell>
          <table:table-cell table:style-name="Table1.D2" office:value-type="string">
            <text:p text:style-name="P3">Roll in units of 1/10 degree</text:p>
            <text:p text:style-name="P3">0x7fff for invalid.</text:p>
            <text:p text:style-name="P3">Positive values indicate right wing down, negative values indicate right wing up.</text:p>
            <text:p text:style-name="P3">The message will be rejected if roll is outside of the range [-1800, 1800]</text:p>
          </table:table-cell>
        </table:table-row>
        <table:table-row table:style-name="TableLine94458204144288">
          <table:table-cell table:style-name="Table1.A2" office:value-type="string">
            <text:p text:style-name="P2">5-6</text:p>
          </table:table-cell>
          <table:table-cell table:style-name="Table1.A2" office:value-type="string">
            <text:p text:style-name="P2">Pitch</text:p>
          </table:table-cell>
          <table:table-cell table:style-name="Table1.A2" office:value-type="string">
            <text:p text:style-name="P2">2</text:p>
          </table:table-cell>
          <table:table-cell table:style-name="Table1.D2" office:value-type="string">
            <text:p text:style-name="P3">Pitch in units of 1/10 degree</text:p>
            <text:p text:style-name="P3">0x7fff for invalid.</text:p>
            <text:p text:style-name="P3">Positive values indicate nose up, negative values indicate nose down.</text:p>
            <text:p text:style-name="P3">The message will be rejected if pitch is outside of the range [-1800, 1800]</text:p>
          </table:table-cell>
        </table:table-row>
        <table:table-row table:style-name="Table1.1">
          <table:table-cell table:style-name="Table1.A2" office:value-type="string">
            <text:p text:style-name="P2">7-8</text:p>
          </table:table-cell>
          <table:table-cell table:style-name="Table1.A2" office:value-type="string">
            <text:p text:style-name="P2">Heading</text:p>
          </table:table-cell>
          <table:table-cell table:style-name="Table1.A2" office:value-type="string">
            <text:p text:style-name="P2">2</text:p>
          </table:table-cell>
          <table:table-cell table:style-name="Table1.D2" office:value-type="string">
            <text:p text:style-name="P3">Most significant bit (bit 15)<text:line-break/>0: True Heading<text:line-break/>1: Magnetic Heading</text:p>
            <text:p text:style-name="P3">Bits 14-0: Heading in units of 1/10 degree</text:p>
            <text:p text:style-name="P3">Track should NOT be used here.</text:p>
            <text:p text:style-name="P3">0xffff for invalid.</text:p>
            <text:p text:style-name="P3">The message will be rejected if heading is outside of the range [-3600,3600]</text:p>
          </table:table-cell>
        </table:table-row>
        <table:table-row table:style-name="TableLine94458204144288">
          <table:table-cell table:style-name="Table1.A2" office:value-type="string">
            <text:p text:style-name="P2">9-10</text:p>
          </table:table-cell>
          <table:table-cell table:style-name="Table1.A2" office:value-type="string">
            <text:p text:style-name="P2">Indicated Airspeed</text:p>
          </table:table-cell>
          <table:table-cell table:style-name="Table1.A2" office:value-type="string">
            <text:p text:style-name="P2">2</text:p>
          </table:table-cell>
          <table:table-cell table:style-name="Table1.D2" office:value-type="string">
            <text:p text:style-name="P3">Value in Knots</text:p>
            <text:p text:style-name="P3">0xffff for invalid.</text:p>
          </table:table-cell>
        </table:table-row>
        <table:table-row table:style-name="Table1.1">
          <table:table-cell table:style-name="Table1.A2" office:value-type="string">
            <text:p text:style-name="P2">11-12</text:p>
          </table:table-cell>
          <table:table-cell table:style-name="Table1.A2" office:value-type="string">
            <text:p text:style-name="P2">True Airspeed</text:p>
          </table:table-cell>
          <table:table-cell table:style-name="Table1.A2" office:value-type="string">
            <text:p text:style-name="P2">2</text:p>
          </table:table-cell>
          <table:table-cell table:style-name="Table1.D2" office:value-type="string">
            <text:p text:style-name="P3">Value in Knots</text:p>
            <text:p text:style-name="P3">0xffff for invalid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gesta" svg:font-family="gesta, clean, sans-serif"/>
    <style:font-face style:name="proxima-nova" svg:font-family="proxima-nova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7T01:05:17.410454095</meta:creation-date>
    <dc:date>2021-02-27T01:16:30.433136187</dc:date>
    <meta:editing-duration>PT11M13S</meta:editing-duration>
    <meta:editing-cycles>2</meta:editing-cycles>
    <meta:generator>LibreOffice/7.0.3.1$Linux_X86_64 LibreOffice_project/00$Build-1</meta:generator>
    <meta:document-statistic meta:table-count="1" meta:image-count="0" meta:object-count="0" meta:page-count="1" meta:paragraph-count="42" meta:word-count="173" meta:character-count="948" meta:non-whitespace-character-count="817"/>
  </office:meta>
</office:document-meta>
</file>